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2.962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ybrid-200ms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644679914141" calcext:value-type="float">
            <text:p>164467991414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16606" calcext:value-type="float">
            <text:p>164467991660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19053" calcext:value-type="float">
            <text:p>164467991905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21496" calcext:value-type="float">
            <text:p>164467992149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23951" calcext:value-type="float">
            <text:p>16446799239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26404" calcext:value-type="float">
            <text:p>164467992640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28831" calcext:value-type="float">
            <text:p>16446799288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31277" calcext:value-type="float">
            <text:p>164467993127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33704" calcext:value-type="float">
            <text:p>164467993370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36156" calcext:value-type="float">
            <text:p>164467993615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38597" calcext:value-type="float">
            <text:p>16446799385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41032" calcext:value-type="float">
            <text:p>164467994103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43456" calcext:value-type="float">
            <text:p>164467994345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45885" calcext:value-type="float">
            <text:p>164467994588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48306" calcext:value-type="float">
            <text:p>164467994830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50757" calcext:value-type="float">
            <text:p>164467995075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53190" calcext:value-type="float">
            <text:p>16446799531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55627" calcext:value-type="float">
            <text:p>164467995562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58075" calcext:value-type="float">
            <text:p>164467995807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60507" calcext:value-type="float">
            <text:p>164467996050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62934" calcext:value-type="float">
            <text:p>164467996293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65396" calcext:value-type="float">
            <text:p>164467996539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67823" calcext:value-type="float">
            <text:p>164467996782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70278" calcext:value-type="float">
            <text:p>164467997027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72733" calcext:value-type="float">
            <text:p>164467997273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75184" calcext:value-type="float">
            <text:p>164467997518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77651" calcext:value-type="float">
            <text:p>164467997765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80095" calcext:value-type="float">
            <text:p>164467998009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82512" calcext:value-type="float">
            <text:p>164467998251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84957" calcext:value-type="float">
            <text:p>164467998495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87404" calcext:value-type="float">
            <text:p>164467998740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89847" calcext:value-type="float">
            <text:p>16446799898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92308" calcext:value-type="float">
            <text:p>164467999230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94725" calcext:value-type="float">
            <text:p>164467999472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97172" calcext:value-type="float">
            <text:p>164467999717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79999629" calcext:value-type="float">
            <text:p>164467999962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002082" calcext:value-type="float">
            <text:p>164468000208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004517" calcext:value-type="float">
            <text:p>164468000451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006945" calcext:value-type="float">
            <text:p>164468000694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009367" calcext:value-type="float">
            <text:p>164468000936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069819" calcext:value-type="float">
            <text:p>1644680069819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131530" calcext:value-type="float">
            <text:p>164468013153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193212" calcext:value-type="float">
            <text:p>1644680193212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254908" calcext:value-type="float">
            <text:p>164468025490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316614" calcext:value-type="float">
            <text:p>1644680316614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378309" calcext:value-type="float">
            <text:p>1644680378309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440015" calcext:value-type="float">
            <text:p>1644680440015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501702" calcext:value-type="float">
            <text:p>1644680501702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563493" calcext:value-type="float">
            <text:p>1644680563493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625643" calcext:value-type="float">
            <text:p>164468062564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687346" calcext:value-type="float">
            <text:p>1644680687346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749040" calcext:value-type="float">
            <text:p>1644680749040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810714" calcext:value-type="float">
            <text:p>16446808107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872420" calcext:value-type="float">
            <text:p>1644680872420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934182" calcext:value-type="float">
            <text:p>164468093418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0995881" calcext:value-type="float">
            <text:p>1644680995881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057570" calcext:value-type="float">
            <text:p>1644681057570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119288" calcext:value-type="float">
            <text:p>164468111928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180976" calcext:value-type="float">
            <text:p>1644681180976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242691" calcext:value-type="float">
            <text:p>1644681242691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304367" calcext:value-type="float">
            <text:p>1644681304367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366063" calcext:value-type="float">
            <text:p>1644681366063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427760" calcext:value-type="float">
            <text:p>164468142776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489444" calcext:value-type="float">
            <text:p>164468148944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551143" calcext:value-type="float">
            <text:p>1644681551143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612785" calcext:value-type="float">
            <text:p>1644681612785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674445" calcext:value-type="float">
            <text:p>1644681674445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736147" calcext:value-type="float">
            <text:p>1644681736147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797990" calcext:value-type="float">
            <text:p>1644681797990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859707" calcext:value-type="float">
            <text:p>164468185970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921409" calcext:value-type="float">
            <text:p>1644681921409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1983124" calcext:value-type="float">
            <text:p>1644681983124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044850" calcext:value-type="float">
            <text:p>16446820448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106559" calcext:value-type="float">
            <text:p>1644682106559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168313" calcext:value-type="float">
            <text:p>1644682168313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229953" calcext:value-type="float">
            <text:p>164468222995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291626" calcext:value-type="float">
            <text:p>1644682291626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353332" calcext:value-type="float">
            <text:p>1644682353332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415055" calcext:value-type="float">
            <text:p>164468241505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476777" calcext:value-type="float">
            <text:p>1644682476777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538467" calcext:value-type="float">
            <text:p>1644682538467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601720" calcext:value-type="float">
            <text:p>1644682601720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665601" calcext:value-type="float">
            <text:p>164468266560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728807" calcext:value-type="float">
            <text:p>1644682728807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792026" calcext:value-type="float">
            <text:p>1644682792026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855206" calcext:value-type="float">
            <text:p>164468285520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918410" calcext:value-type="float">
            <text:p>1644682918410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2981646" calcext:value-type="float">
            <text:p>1644682981646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044868" calcext:value-type="float">
            <text:p>1644683044868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108116" calcext:value-type="float">
            <text:p>1644683108116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171347" calcext:value-type="float">
            <text:p>1644683171347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234588" calcext:value-type="float">
            <text:p>1644683234588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297808" calcext:value-type="float">
            <text:p>1644683297808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361015" calcext:value-type="float">
            <text:p>1644683361015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424232" calcext:value-type="float">
            <text:p>1644683424232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487440" calcext:value-type="float">
            <text:p>1644683487440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550645" calcext:value-type="float">
            <text:p>1644683550645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613874" calcext:value-type="float">
            <text:p>1644683613874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677151" calcext:value-type="float">
            <text:p>1644683677151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740379" calcext:value-type="float">
            <text:p>1644683740379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803652" calcext:value-type="float">
            <text:p>1644683803652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867414" calcext:value-type="float">
            <text:p>1644683867414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930661" calcext:value-type="float">
            <text:p>1644683930661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3993910" calcext:value-type="float">
            <text:p>164468399391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057127" calcext:value-type="float">
            <text:p>1644684057127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120368" calcext:value-type="float">
            <text:p>1644684120368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183615" calcext:value-type="float">
            <text:p>1644684183615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246850" calcext:value-type="float">
            <text:p>1644684246850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310121" calcext:value-type="float">
            <text:p>1644684310121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373341" calcext:value-type="float">
            <text:p>1644684373341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436585" calcext:value-type="float">
            <text:p>1644684436585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499801" calcext:value-type="float">
            <text:p>1644684499801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562992" calcext:value-type="float">
            <text:p>1644684562992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626238" calcext:value-type="float">
            <text:p>1644684626238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689463" calcext:value-type="float">
            <text:p>1644684689463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752704" calcext:value-type="float">
            <text:p>1644684752704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815925" calcext:value-type="float">
            <text:p>1644684815925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879166" calcext:value-type="float">
            <text:p>1644684879166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4942415" calcext:value-type="float">
            <text:p>1644684942415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006186" calcext:value-type="float">
            <text:p>1644685006186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069379" calcext:value-type="float">
            <text:p>1644685069379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134148" calcext:value-type="float">
            <text:p>1644685134148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198809" calcext:value-type="float">
            <text:p>1644685198809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263513" calcext:value-type="float">
            <text:p>1644685263513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328269" calcext:value-type="float">
            <text:p>1644685328269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393042" calcext:value-type="float">
            <text:p>1644685393042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457791" calcext:value-type="float">
            <text:p>1644685457791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522479" calcext:value-type="float">
            <text:p>1644685522479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587230" calcext:value-type="float">
            <text:p>1644685587230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652057" calcext:value-type="float">
            <text:p>16446856520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716822" calcext:value-type="float">
            <text:p>1644685716822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781569" calcext:value-type="float">
            <text:p>1644685781569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846919" calcext:value-type="float">
            <text:p>1644685846919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911630" calcext:value-type="float">
            <text:p>1644685911630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5976367" calcext:value-type="float">
            <text:p>1644685976367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041148" calcext:value-type="float">
            <text:p>1644686041148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105916" calcext:value-type="float">
            <text:p>1644686105916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170637" calcext:value-type="float">
            <text:p>1644686170637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235372" calcext:value-type="float">
            <text:p>1644686235372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300121" calcext:value-type="float">
            <text:p>1644686300121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364835" calcext:value-type="float">
            <text:p>1644686364835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429631" calcext:value-type="float">
            <text:p>1644686429631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494331" calcext:value-type="float">
            <text:p>1644686494331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559136" calcext:value-type="float">
            <text:p>1644686559136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623847" calcext:value-type="float">
            <text:p>1644686623847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689240" calcext:value-type="float">
            <text:p>1644686689240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754003" calcext:value-type="float">
            <text:p>1644686754003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818764" calcext:value-type="float">
            <text:p>1644686818764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883568" calcext:value-type="float">
            <text:p>1644686883568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6948308" calcext:value-type="float">
            <text:p>1644686948308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013055" calcext:value-type="float">
            <text:p>164468701305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077771" calcext:value-type="float">
            <text:p>1644687077771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142513" calcext:value-type="float">
            <text:p>1644687142513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207275" calcext:value-type="float">
            <text:p>1644687207275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272058" calcext:value-type="float">
            <text:p>1644687272058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336762" calcext:value-type="float">
            <text:p>1644687336762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401477" calcext:value-type="float">
            <text:p>1644687401477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466856" calcext:value-type="float">
            <text:p>1644687466856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531654" calcext:value-type="float">
            <text:p>1644687531654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596403" calcext:value-type="float">
            <text:p>1644687596403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661242" calcext:value-type="float">
            <text:p>1644687661242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727541" calcext:value-type="float">
            <text:p>1644687727541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793844" calcext:value-type="float">
            <text:p>1644687793844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860203" calcext:value-type="float">
            <text:p>164468786020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926610" calcext:value-type="float">
            <text:p>164468792661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7992941" calcext:value-type="float">
            <text:p>1644687992941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059299" calcext:value-type="float">
            <text:p>1644688059299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125663" calcext:value-type="float">
            <text:p>1644688125663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192507" calcext:value-type="float">
            <text:p>1644688192507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258830" calcext:value-type="float">
            <text:p>1644688258830</text:p>
          </table:table-cell>
          <table:table-cell office:value-type="float" office:value="6375" calcext:value-type="float">
            <text:p>637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325209" calcext:value-type="float">
            <text:p>1644688325209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391485" calcext:value-type="float">
            <text:p>1644688391485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457778" calcext:value-type="float">
            <text:p>1644688457778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524186" calcext:value-type="float">
            <text:p>1644688524186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590485" calcext:value-type="float">
            <text:p>1644688590485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656814" calcext:value-type="float">
            <text:p>1644688656814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723208" calcext:value-type="float">
            <text:p>1644688723208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790050" calcext:value-type="float">
            <text:p>1644688790050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856434" calcext:value-type="float">
            <text:p>1644688856434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922748" calcext:value-type="float">
            <text:p>1644688922748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8989008" calcext:value-type="float">
            <text:p>1644688989008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055395" calcext:value-type="float">
            <text:p>1644689055395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121768" calcext:value-type="float">
            <text:p>1644689121768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188023" calcext:value-type="float">
            <text:p>1644689188023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254233" calcext:value-type="float">
            <text:p>1644689254233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320585" calcext:value-type="float">
            <text:p>1644689320585</text:p>
          </table:table-cell>
          <table:table-cell office:value-type="float" office:value="6885" calcext:value-type="float">
            <text:p>688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387475" calcext:value-type="float">
            <text:p>1644689387475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453796" calcext:value-type="float">
            <text:p>1644689453796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520077" calcext:value-type="float">
            <text:p>1644689520077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586467" calcext:value-type="float">
            <text:p>1644689586467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652777" calcext:value-type="float">
            <text:p>1644689652777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719034" calcext:value-type="float">
            <text:p>1644689719034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785271" calcext:value-type="float">
            <text:p>1644689785271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851572" calcext:value-type="float">
            <text:p>1644689851572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917919" calcext:value-type="float">
            <text:p>1644689917919</text:p>
          </table:table-cell>
          <table:table-cell office:value-type="float" office:value="6369" calcext:value-type="float">
            <text:p>636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89984290" calcext:value-type="float">
            <text:p>1644689984290</text:p>
          </table:table-cell>
          <table:table-cell office:value-type="float" office:value="6899" calcext:value-type="float">
            <text:p>689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051193" calcext:value-type="float">
            <text:p>1644690051193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117551" calcext:value-type="float">
            <text:p>1644690117551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183927" calcext:value-type="float">
            <text:p>1644690183927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250220" calcext:value-type="float">
            <text:p>1644690250220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316482" calcext:value-type="float">
            <text:p>1644690316482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384330" calcext:value-type="float">
            <text:p>1644690384330</text:p>
          </table:table-cell>
          <table:table-cell office:value-type="float" office:value="7736" calcext:value-type="float">
            <text:p>773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452070" calcext:value-type="float">
            <text:p>1644690452070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519869" calcext:value-type="float">
            <text:p>1644690519869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588304" calcext:value-type="float">
            <text:p>1644690588304</text:p>
          </table:table-cell>
          <table:table-cell office:value-type="float" office:value="7839" calcext:value-type="float">
            <text:p>783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656146" calcext:value-type="float">
            <text:p>1644690656146</text:p>
          </table:table-cell>
          <table:table-cell office:value-type="float" office:value="7764" calcext:value-type="float">
            <text:p>776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723913" calcext:value-type="float">
            <text:p>1644690723913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791762" calcext:value-type="float">
            <text:p>1644690791762</text:p>
          </table:table-cell>
          <table:table-cell office:value-type="float" office:value="7833" calcext:value-type="float">
            <text:p>783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859598" calcext:value-type="float">
            <text:p>1644690859598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927470" calcext:value-type="float">
            <text:p>1644690927470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0995284" calcext:value-type="float">
            <text:p>1644690995284</text:p>
          </table:table-cell>
          <table:table-cell office:value-type="float" office:value="7763" calcext:value-type="float">
            <text:p>776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063050" calcext:value-type="float">
            <text:p>1644691063050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131411" calcext:value-type="float">
            <text:p>1644691131411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199269" calcext:value-type="float">
            <text:p>1644691199269</text:p>
          </table:table-cell>
          <table:table-cell office:value-type="float" office:value="7888" calcext:value-type="float">
            <text:p>788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267161" calcext:value-type="float">
            <text:p>1644691267161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334996" calcext:value-type="float">
            <text:p>1644691334996</text:p>
          </table:table-cell>
          <table:table-cell office:value-type="float" office:value="7815" calcext:value-type="float">
            <text:p>781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402816" calcext:value-type="float">
            <text:p>1644691402816</text:p>
          </table:table-cell>
          <table:table-cell office:value-type="float" office:value="7868" calcext:value-type="float">
            <text:p>786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470688" calcext:value-type="float">
            <text:p>1644691470688</text:p>
          </table:table-cell>
          <table:table-cell office:value-type="float" office:value="7838" calcext:value-type="float">
            <text:p>783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538528" calcext:value-type="float">
            <text:p>1644691538528</text:p>
          </table:table-cell>
          <table:table-cell office:value-type="float" office:value="7916" calcext:value-type="float">
            <text:p>791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606448" calcext:value-type="float">
            <text:p>1644691606448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674885" calcext:value-type="float">
            <text:p>1644691674885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742783" calcext:value-type="float">
            <text:p>1644691742783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810617" calcext:value-type="float">
            <text:p>1644691810617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878405" calcext:value-type="float">
            <text:p>1644691878405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1946264" calcext:value-type="float">
            <text:p>1644691946264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014179" calcext:value-type="float">
            <text:p>1644692014179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081965" calcext:value-type="float">
            <text:p>1644692081965</text:p>
          </table:table-cell>
          <table:table-cell office:value-type="float" office:value="8511" calcext:value-type="float">
            <text:p>851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150479" calcext:value-type="float">
            <text:p>1644692150479</text:p>
          </table:table-cell>
          <table:table-cell office:value-type="float" office:value="7874" calcext:value-type="float">
            <text:p>787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218358" calcext:value-type="float">
            <text:p>1644692218358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286189" calcext:value-type="float">
            <text:p>1644692286189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354143" calcext:value-type="float">
            <text:p>1644692354143</text:p>
          </table:table-cell>
          <table:table-cell office:value-type="float" office:value="7797" calcext:value-type="float">
            <text:p>779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421942" calcext:value-type="float">
            <text:p>1644692421942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489775" calcext:value-type="float">
            <text:p>1644692489775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557625" calcext:value-type="float">
            <text:p>1644692557625</text:p>
          </table:table-cell>
          <table:table-cell office:value-type="float" office:value="7787" calcext:value-type="float">
            <text:p>778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625416" calcext:value-type="float">
            <text:p>1644692625416</text:p>
          </table:table-cell>
          <table:table-cell office:value-type="float" office:value="8349" calcext:value-type="float">
            <text:p>834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693769" calcext:value-type="float">
            <text:p>1644692693769</text:p>
          </table:table-cell>
          <table:table-cell office:value-type="float" office:value="7821" calcext:value-type="float">
            <text:p>782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761594" calcext:value-type="float">
            <text:p>1644692761594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829428" calcext:value-type="float">
            <text:p>1644692829428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897282" calcext:value-type="float">
            <text:p>1644692897282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2965150" calcext:value-type="float">
            <text:p>1644692965150</text:p>
          </table:table-cell>
          <table:table-cell office:value-type="float" office:value="7753" calcext:value-type="float">
            <text:p>77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032905" calcext:value-type="float">
            <text:p>1644693032905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102210" calcext:value-type="float">
            <text:p>1644693102210</text:p>
          </table:table-cell>
          <table:table-cell office:value-type="float" office:value="9861" calcext:value-type="float">
            <text:p>986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172072" calcext:value-type="float">
            <text:p>1644693172072</text:p>
          </table:table-cell>
          <table:table-cell office:value-type="float" office:value="9428" calcext:value-type="float">
            <text:p>942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241503" calcext:value-type="float">
            <text:p>1644693241503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310883" calcext:value-type="float">
            <text:p>1644693310883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380277" calcext:value-type="float">
            <text:p>1644693380277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449727" calcext:value-type="float">
            <text:p>1644693449727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519033" calcext:value-type="float">
            <text:p>1644693519033</text:p>
          </table:table-cell>
          <table:table-cell office:value-type="float" office:value="9936" calcext:value-type="float">
            <text:p>993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588971" calcext:value-type="float">
            <text:p>1644693588971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658307" calcext:value-type="float">
            <text:p>1644693658307</text:p>
          </table:table-cell>
          <table:table-cell office:value-type="float" office:value="9331" calcext:value-type="float">
            <text:p>933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727642" calcext:value-type="float">
            <text:p>1644693727642</text:p>
          </table:table-cell>
          <table:table-cell office:value-type="float" office:value="9319" calcext:value-type="float">
            <text:p>931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796965" calcext:value-type="float">
            <text:p>1644693796965</text:p>
          </table:table-cell>
          <table:table-cell office:value-type="float" office:value="9368" calcext:value-type="float">
            <text:p>936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866338" calcext:value-type="float">
            <text:p>1644693866338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3935692" calcext:value-type="float">
            <text:p>1644693935692</text:p>
          </table:table-cell>
          <table:table-cell office:value-type="float" office:value="9379" calcext:value-type="float">
            <text:p>937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005074" calcext:value-type="float">
            <text:p>1644694005074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075087" calcext:value-type="float">
            <text:p>1644694075087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144528" calcext:value-type="float">
            <text:p>1644694144528</text:p>
          </table:table-cell>
          <table:table-cell office:value-type="float" office:value="9541" calcext:value-type="float">
            <text:p>954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214073" calcext:value-type="float">
            <text:p>1644694214073</text:p>
          </table:table-cell>
          <table:table-cell office:value-type="float" office:value="9405" calcext:value-type="float">
            <text:p>940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283483" calcext:value-type="float">
            <text:p>1644694283483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352953" calcext:value-type="float">
            <text:p>1644694352953</text:p>
          </table:table-cell>
          <table:table-cell office:value-type="float" office:value="9437" calcext:value-type="float">
            <text:p>943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422392" calcext:value-type="float">
            <text:p>1644694422392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492326" calcext:value-type="float">
            <text:p>1644694492326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561668" calcext:value-type="float">
            <text:p>1644694561668</text:p>
          </table:table-cell>
          <table:table-cell office:value-type="float" office:value="9533" calcext:value-type="float">
            <text:p>953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631204" calcext:value-type="float">
            <text:p>1644694631204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700588" calcext:value-type="float">
            <text:p>1644694700588</text:p>
          </table:table-cell>
          <table:table-cell office:value-type="float" office:value="9462" calcext:value-type="float">
            <text:p>946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770054" calcext:value-type="float">
            <text:p>1644694770054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839455" calcext:value-type="float">
            <text:p>1644694839455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909467" calcext:value-type="float">
            <text:p>1644694909467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4978828" calcext:value-type="float">
            <text:p>1644694978828</text:p>
          </table:table-cell>
          <table:table-cell office:value-type="float" office:value="9359" calcext:value-type="float">
            <text:p>935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048191" calcext:value-type="float">
            <text:p>1644695048191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117578" calcext:value-type="float">
            <text:p>1644695117578</text:p>
          </table:table-cell>
          <table:table-cell office:value-type="float" office:value="9334" calcext:value-type="float">
            <text:p>933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186916" calcext:value-type="float">
            <text:p>1644695186916</text:p>
          </table:table-cell>
          <table:table-cell office:value-type="float" office:value="9438" calcext:value-type="float">
            <text:p>943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256358" calcext:value-type="float">
            <text:p>1644695256358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325714" calcext:value-type="float">
            <text:p>1644695325714</text:p>
          </table:table-cell>
          <table:table-cell office:value-type="float" office:value="9885" calcext:value-type="float">
            <text:p>988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395603" calcext:value-type="float">
            <text:p>1644695395603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464987" calcext:value-type="float">
            <text:p>1644695464987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534310" calcext:value-type="float">
            <text:p>1644695534310</text:p>
          </table:table-cell>
          <table:table-cell office:value-type="float" office:value="9436" calcext:value-type="float">
            <text:p>943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603749" calcext:value-type="float">
            <text:p>1644695603749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673197" calcext:value-type="float">
            <text:p>1644695673197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742479" calcext:value-type="float">
            <text:p>1644695742479</text:p>
          </table:table-cell>
          <table:table-cell office:value-type="float" office:value="9965" calcext:value-type="float">
            <text:p>996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812450" calcext:value-type="float">
            <text:p>1644695812450</text:p>
          </table:table-cell>
          <table:table-cell office:value-type="float" office:value="10876" calcext:value-type="float">
            <text:p>1087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883328" calcext:value-type="float">
            <text:p>1644695883328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5954182" calcext:value-type="float">
            <text:p>1644695954182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025084" calcext:value-type="float">
            <text:p>1644696025084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095958" calcext:value-type="float">
            <text:p>1644696095958</text:p>
          </table:table-cell>
          <table:table-cell office:value-type="float" office:value="10752" calcext:value-type="float">
            <text:p>1075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166714" calcext:value-type="float">
            <text:p>1644696166714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238210" calcext:value-type="float">
            <text:p>1644696238210</text:p>
          </table:table-cell>
          <table:table-cell office:value-type="float" office:value="10857" calcext:value-type="float">
            <text:p>1085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309070" calcext:value-type="float">
            <text:p>164469630907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379971" calcext:value-type="float">
            <text:p>1644696379971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450925" calcext:value-type="float">
            <text:p>1644696450925</text:p>
          </table:table-cell>
          <table:table-cell office:value-type="float" office:value="10820" calcext:value-type="float">
            <text:p>1082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521748" calcext:value-type="float">
            <text:p>1644696521748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593218" calcext:value-type="float">
            <text:p>1644696593218</text:p>
          </table:table-cell>
          <table:table-cell office:value-type="float" office:value="10880" calcext:value-type="float">
            <text:p>1088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664100" calcext:value-type="float">
            <text:p>1644696664100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734987" calcext:value-type="float">
            <text:p>1644696734987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805832" calcext:value-type="float">
            <text:p>1644696805832</text:p>
          </table:table-cell>
          <table:table-cell office:value-type="float" office:value="10898" calcext:value-type="float">
            <text:p>1089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876731" calcext:value-type="float">
            <text:p>1644696876731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6947756" calcext:value-type="float">
            <text:p>1644696947756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019287" calcext:value-type="float">
            <text:p>1644697019287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090339" calcext:value-type="float">
            <text:p>1644697090339</text:p>
          </table:table-cell>
          <table:table-cell office:value-type="float" office:value="10812" calcext:value-type="float">
            <text:p>1081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161155" calcext:value-type="float">
            <text:p>1644697161155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232129" calcext:value-type="float">
            <text:p>1644697232129</text:p>
          </table:table-cell>
          <table:table-cell office:value-type="float" office:value="11014" calcext:value-type="float">
            <text:p>1101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303144" calcext:value-type="float">
            <text:p>1644697303144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374697" calcext:value-type="float">
            <text:p>1644697374697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445624" calcext:value-type="float">
            <text:p>1644697445624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516562" calcext:value-type="float">
            <text:p>1644697516562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587550" calcext:value-type="float">
            <text:p>1644697587550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658432" calcext:value-type="float">
            <text:p>1644697658432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729963" calcext:value-type="float">
            <text:p>1644697729963</text:p>
          </table:table-cell>
          <table:table-cell office:value-type="float" office:value="10858" calcext:value-type="float">
            <text:p>1085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800824" calcext:value-type="float">
            <text:p>1644697800824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871766" calcext:value-type="float">
            <text:p>1644697871766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7942821" calcext:value-type="float">
            <text:p>1644697942821</text:p>
          </table:table-cell>
          <table:table-cell office:value-type="float" office:value="10867" calcext:value-type="float">
            <text:p>1086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013693" calcext:value-type="float">
            <text:p>1644698013693</text:p>
          </table:table-cell>
          <table:table-cell office:value-type="float" office:value="10956" calcext:value-type="float">
            <text:p>1095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084654" calcext:value-type="float">
            <text:p>1644698084654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156111" calcext:value-type="float">
            <text:p>1644698156111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226968" calcext:value-type="float">
            <text:p>1644698226968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297840" calcext:value-type="float">
            <text:p>1644698297840</text:p>
          </table:table-cell>
          <table:table-cell office:value-type="float" office:value="10878" calcext:value-type="float">
            <text:p>1087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368721" calcext:value-type="float">
            <text:p>1644698368721</text:p>
          </table:table-cell>
          <table:table-cell office:value-type="float" office:value="10886" calcext:value-type="float">
            <text:p>1088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439612" calcext:value-type="float">
            <text:p>1644698439612</text:p>
          </table:table-cell>
          <table:table-cell office:value-type="float" office:value="11497" calcext:value-type="float">
            <text:p>1149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511114" calcext:value-type="float">
            <text:p>1644698511114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581996" calcext:value-type="float">
            <text:p>1644698581996</text:p>
          </table:table-cell>
          <table:table-cell office:value-type="float" office:value="10881" calcext:value-type="float">
            <text:p>1088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652883" calcext:value-type="float">
            <text:p>1644698652883</text:p>
          </table:table-cell>
          <table:table-cell office:value-type="float" office:value="12522" calcext:value-type="float">
            <text:p>1252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725409" calcext:value-type="float">
            <text:p>1644698725409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797936" calcext:value-type="float">
            <text:p>1644698797936</text:p>
          </table:table-cell>
          <table:table-cell office:value-type="float" office:value="13082" calcext:value-type="float">
            <text:p>1308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871021" calcext:value-type="float">
            <text:p>1644698871021</text:p>
          </table:table-cell>
          <table:table-cell office:value-type="float" office:value="12459" calcext:value-type="float">
            <text:p>1245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8943485" calcext:value-type="float">
            <text:p>1644698943485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015836" calcext:value-type="float">
            <text:p>1644699015836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088281" calcext:value-type="float">
            <text:p>1644699088281</text:p>
          </table:table-cell>
          <table:table-cell office:value-type="float" office:value="12434" calcext:value-type="float">
            <text:p>1243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160718" calcext:value-type="float">
            <text:p>1644699160718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233676" calcext:value-type="float">
            <text:p>1644699233676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306080" calcext:value-type="float">
            <text:p>1644699306080</text:p>
          </table:table-cell>
          <table:table-cell office:value-type="float" office:value="12596" calcext:value-type="float">
            <text:p>1259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378680" calcext:value-type="float">
            <text:p>1644699378680</text:p>
          </table:table-cell>
          <table:table-cell office:value-type="float" office:value="12578" calcext:value-type="float">
            <text:p>1257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451260" calcext:value-type="float">
            <text:p>1644699451260</text:p>
          </table:table-cell>
          <table:table-cell office:value-type="float" office:value="12516" calcext:value-type="float">
            <text:p>1251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523779" calcext:value-type="float">
            <text:p>1644699523779</text:p>
          </table:table-cell>
          <table:table-cell office:value-type="float" office:value="13168" calcext:value-type="float">
            <text:p>1316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596951" calcext:value-type="float">
            <text:p>1644699596951</text:p>
          </table:table-cell>
          <table:table-cell office:value-type="float" office:value="12482" calcext:value-type="float">
            <text:p>1248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669437" calcext:value-type="float">
            <text:p>1644699669437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741897" calcext:value-type="float">
            <text:p>1644699741897</text:p>
          </table:table-cell>
          <table:table-cell office:value-type="float" office:value="12498" calcext:value-type="float">
            <text:p>1249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814397" calcext:value-type="float">
            <text:p>1644699814397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886956" calcext:value-type="float">
            <text:p>1644699886956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99959498" calcext:value-type="float">
            <text:p>1644699959498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031956" calcext:value-type="float">
            <text:p>1644700031956</text:p>
          </table:table-cell>
          <table:table-cell office:value-type="float" office:value="12552" calcext:value-type="float">
            <text:p>1255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104513" calcext:value-type="float">
            <text:p>1644700104513</text:p>
          </table:table-cell>
          <table:table-cell office:value-type="float" office:value="12598" calcext:value-type="float">
            <text:p>1259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177115" calcext:value-type="float">
            <text:p>1644700177115</text:p>
          </table:table-cell>
          <table:table-cell office:value-type="float" office:value="12612" calcext:value-type="float">
            <text:p>1261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249730" calcext:value-type="float">
            <text:p>1644700249730</text:p>
          </table:table-cell>
          <table:table-cell office:value-type="float" office:value="13114" calcext:value-type="float">
            <text:p>1311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322848" calcext:value-type="float">
            <text:p>1644700322848</text:p>
          </table:table-cell>
          <table:table-cell office:value-type="float" office:value="12451" calcext:value-type="float">
            <text:p>1245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395303" calcext:value-type="float">
            <text:p>1644700395303</text:p>
          </table:table-cell>
          <table:table-cell office:value-type="float" office:value="12487" calcext:value-type="float">
            <text:p>1248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467794" calcext:value-type="float">
            <text:p>1644700467794</text:p>
          </table:table-cell>
          <table:table-cell office:value-type="float" office:value="12527" calcext:value-type="float">
            <text:p>125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540327" calcext:value-type="float">
            <text:p>1644700540327</text:p>
          </table:table-cell>
          <table:table-cell office:value-type="float" office:value="13167" calcext:value-type="float">
            <text:p>1316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613497" calcext:value-type="float">
            <text:p>1644700613497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685967" calcext:value-type="float">
            <text:p>1644700685967</text:p>
          </table:table-cell>
          <table:table-cell office:value-type="float" office:value="12466" calcext:value-type="float">
            <text:p>1246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758434" calcext:value-type="float">
            <text:p>1644700758434</text:p>
          </table:table-cell>
          <table:table-cell office:value-type="float" office:value="12516" calcext:value-type="float">
            <text:p>1251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830954" calcext:value-type="float">
            <text:p>1644700830954</text:p>
          </table:table-cell>
          <table:table-cell office:value-type="float" office:value="12452" calcext:value-type="float">
            <text:p>1245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903412" calcext:value-type="float">
            <text:p>1644700903412</text:p>
          </table:table-cell>
          <table:table-cell office:value-type="float" office:value="12977" calcext:value-type="float">
            <text:p>1297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0976392" calcext:value-type="float">
            <text:p>1644700976392</text:p>
          </table:table-cell>
          <table:table-cell office:value-type="float" office:value="12540" calcext:value-type="float">
            <text:p>1254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048937" calcext:value-type="float">
            <text:p>1644701048937</text:p>
          </table:table-cell>
          <table:table-cell office:value-type="float" office:value="12606" calcext:value-type="float">
            <text:p>1260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121546" calcext:value-type="float">
            <text:p>1644701121546</text:p>
          </table:table-cell>
          <table:table-cell office:value-type="float" office:value="12428" calcext:value-type="float">
            <text:p>1242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193979" calcext:value-type="float">
            <text:p>1644701193979</text:p>
          </table:table-cell>
          <table:table-cell office:value-type="float" office:value="12592" calcext:value-type="float">
            <text:p>1259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266572" calcext:value-type="float">
            <text:p>1644701266572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339627" calcext:value-type="float">
            <text:p>1644701339627</text:p>
          </table:table-cell>
          <table:table-cell office:value-type="float" office:value="12479" calcext:value-type="float">
            <text:p>1247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412108" calcext:value-type="float">
            <text:p>1644701412108</text:p>
          </table:table-cell>
          <table:table-cell office:value-type="float" office:value="12480" calcext:value-type="float">
            <text:p>1248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484593" calcext:value-type="float">
            <text:p>1644701484593</text:p>
          </table:table-cell>
          <table:table-cell office:value-type="float" office:value="12508" calcext:value-type="float">
            <text:p>1250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557104" calcext:value-type="float">
            <text:p>1644701557104</text:p>
          </table:table-cell>
          <table:table-cell office:value-type="float" office:value="14742" calcext:value-type="float">
            <text:p>1474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631850" calcext:value-type="float">
            <text:p>1644701631850</text:p>
          </table:table-cell>
          <table:table-cell office:value-type="float" office:value="13992" calcext:value-type="float">
            <text:p>1399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705845" calcext:value-type="float">
            <text:p>1644701705845</text:p>
          </table:table-cell>
          <table:table-cell office:value-type="float" office:value="13998" calcext:value-type="float">
            <text:p>1399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779846" calcext:value-type="float">
            <text:p>1644701779846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853892" calcext:value-type="float">
            <text:p>1644701853892</text:p>
          </table:table-cell>
          <table:table-cell office:value-type="float" office:value="14005" calcext:value-type="float">
            <text:p>1400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1927901" calcext:value-type="float">
            <text:p>1644701927901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002427" calcext:value-type="float">
            <text:p>1644702002427</text:p>
          </table:table-cell>
          <table:table-cell office:value-type="float" office:value="14036" calcext:value-type="float">
            <text:p>1403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076465" calcext:value-type="float">
            <text:p>1644702076465</text:p>
          </table:table-cell>
          <table:table-cell office:value-type="float" office:value="14086" calcext:value-type="float">
            <text:p>1408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150555" calcext:value-type="float">
            <text:p>1644702150555</text:p>
          </table:table-cell>
          <table:table-cell office:value-type="float" office:value="13848" calcext:value-type="float">
            <text:p>1384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224408" calcext:value-type="float">
            <text:p>1644702224408</text:p>
          </table:table-cell>
          <table:table-cell office:value-type="float" office:value="14623" calcext:value-type="float">
            <text:p>1462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299035" calcext:value-type="float">
            <text:p>1644702299035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373087" calcext:value-type="float">
            <text:p>1644702373087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447091" calcext:value-type="float">
            <text:p>1644702447091</text:p>
          </table:table-cell>
          <table:table-cell office:value-type="float" office:value="13946" calcext:value-type="float">
            <text:p>139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521042" calcext:value-type="float">
            <text:p>1644702521042</text:p>
          </table:table-cell>
          <table:table-cell office:value-type="float" office:value="14684" calcext:value-type="float">
            <text:p>1468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595728" calcext:value-type="float">
            <text:p>1644702595728</text:p>
          </table:table-cell>
          <table:table-cell office:value-type="float" office:value="14085" calcext:value-type="float">
            <text:p>1408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669817" calcext:value-type="float">
            <text:p>1644702669817</text:p>
          </table:table-cell>
          <table:table-cell office:value-type="float" office:value="13980" calcext:value-type="float">
            <text:p>1398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743803" calcext:value-type="float">
            <text:p>1644702743803</text:p>
          </table:table-cell>
          <table:table-cell office:value-type="float" office:value="13964" calcext:value-type="float">
            <text:p>1396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817770" calcext:value-type="float">
            <text:p>1644702817770</text:p>
          </table:table-cell>
          <table:table-cell office:value-type="float" office:value="14606" calcext:value-type="float">
            <text:p>1460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892379" calcext:value-type="float">
            <text:p>1644702892379</text:p>
          </table:table-cell>
          <table:table-cell office:value-type="float" office:value="13923" calcext:value-type="float">
            <text:p>1392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2966307" calcext:value-type="float">
            <text:p>1644702966307</text:p>
          </table:table-cell>
          <table:table-cell office:value-type="float" office:value="13996" calcext:value-type="float">
            <text:p>1399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040305" calcext:value-type="float">
            <text:p>1644703040305</text:p>
          </table:table-cell>
          <table:table-cell office:value-type="float" office:value="13998" calcext:value-type="float">
            <text:p>1399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114308" calcext:value-type="float">
            <text:p>1644703114308</text:p>
          </table:table-cell>
          <table:table-cell office:value-type="float" office:value="13939" calcext:value-type="float">
            <text:p>1393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188250" calcext:value-type="float">
            <text:p>1644703188250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262688" calcext:value-type="float">
            <text:p>1644703262688</text:p>
          </table:table-cell>
          <table:table-cell office:value-type="float" office:value="14005" calcext:value-type="float">
            <text:p>1400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336697" calcext:value-type="float">
            <text:p>1644703336697</text:p>
          </table:table-cell>
          <table:table-cell office:value-type="float" office:value="14026" calcext:value-type="float">
            <text:p>1402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410726" calcext:value-type="float">
            <text:p>1644703410726</text:p>
          </table:table-cell>
          <table:table-cell office:value-type="float" office:value="13976" calcext:value-type="float">
            <text:p>1397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484705" calcext:value-type="float">
            <text:p>1644703484705</text:p>
          </table:table-cell>
          <table:table-cell office:value-type="float" office:value="14761" calcext:value-type="float">
            <text:p>1476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559470" calcext:value-type="float">
            <text:p>1644703559470</text:p>
          </table:table-cell>
          <table:table-cell office:value-type="float" office:value="14106" calcext:value-type="float">
            <text:p>1410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633580" calcext:value-type="float">
            <text:p>1644703633580</text:p>
          </table:table-cell>
          <table:table-cell office:value-type="float" office:value="13954" calcext:value-type="float">
            <text:p>1395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707536" calcext:value-type="float">
            <text:p>1644703707536</text:p>
          </table:table-cell>
          <table:table-cell office:value-type="float" office:value="14033" calcext:value-type="float">
            <text:p>1403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781572" calcext:value-type="float">
            <text:p>164470378157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856143" calcext:value-type="float">
            <text:p>1644703856143</text:p>
          </table:table-cell>
          <table:table-cell office:value-type="float" office:value="13943" calcext:value-type="float">
            <text:p>1394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3930088" calcext:value-type="float">
            <text:p>1644703930088</text:p>
          </table:table-cell>
          <table:table-cell office:value-type="float" office:value="13957" calcext:value-type="float">
            <text:p>1395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004048" calcext:value-type="float">
            <text:p>1644704004048</text:p>
          </table:table-cell>
          <table:table-cell office:value-type="float" office:value="13987" calcext:value-type="float">
            <text:p>1398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078038" calcext:value-type="float">
            <text:p>1644704078038</text:p>
          </table:table-cell>
          <table:table-cell office:value-type="float" office:value="14677" calcext:value-type="float">
            <text:p>1467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152719" calcext:value-type="float">
            <text:p>1644704152719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226708" calcext:value-type="float">
            <text:p>1644704226708</text:p>
          </table:table-cell>
          <table:table-cell office:value-type="float" office:value="14006" calcext:value-type="float">
            <text:p>1400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300719" calcext:value-type="float">
            <text:p>1644704300719</text:p>
          </table:table-cell>
          <table:table-cell office:value-type="float" office:value="13994" calcext:value-type="float">
            <text:p>1399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374717" calcext:value-type="float">
            <text:p>1644704374717</text:p>
          </table:table-cell>
          <table:table-cell office:value-type="float" office:value="13975" calcext:value-type="float">
            <text:p>1397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448695" calcext:value-type="float">
            <text:p>1644704448695</text:p>
          </table:table-cell>
          <table:table-cell office:value-type="float" office:value="14532" calcext:value-type="float">
            <text:p>1453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523231" calcext:value-type="float">
            <text:p>1644704523231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598590" calcext:value-type="float">
            <text:p>1644704598590</text:p>
          </table:table-cell>
          <table:table-cell office:value-type="float" office:value="15467" calcext:value-type="float">
            <text:p>154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674060" calcext:value-type="float">
            <text:p>1644704674060</text:p>
          </table:table-cell>
          <table:table-cell office:value-type="float" office:value="15471" calcext:value-type="float">
            <text:p>1547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749536" calcext:value-type="float">
            <text:p>1644704749536</text:p>
          </table:table-cell>
          <table:table-cell office:value-type="float" office:value="15971" calcext:value-type="float">
            <text:p>1597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825510" calcext:value-type="float">
            <text:p>1644704825510</text:p>
          </table:table-cell>
          <table:table-cell office:value-type="float" office:value="15458" calcext:value-type="float">
            <text:p>1545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900972" calcext:value-type="float">
            <text:p>1644704900972</text:p>
          </table:table-cell>
          <table:table-cell office:value-type="float" office:value="15346" calcext:value-type="float">
            <text:p>1534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4976319" calcext:value-type="float">
            <text:p>1644704976319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052384" calcext:value-type="float">
            <text:p>1644705052384</text:p>
          </table:table-cell>
          <table:table-cell office:value-type="float" office:value="16187" calcext:value-type="float">
            <text:p>1618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128572" calcext:value-type="float">
            <text:p>1644705128572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204043" calcext:value-type="float">
            <text:p>1644705204043</text:p>
          </table:table-cell>
          <table:table-cell office:value-type="float" office:value="15346" calcext:value-type="float">
            <text:p>1534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279392" calcext:value-type="float">
            <text:p>1644705279392</text:p>
          </table:table-cell>
          <table:table-cell office:value-type="float" office:value="15979" calcext:value-type="float">
            <text:p>1597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355374" calcext:value-type="float">
            <text:p>1644705355374</text:p>
          </table:table-cell>
          <table:table-cell office:value-type="float" office:value="15406" calcext:value-type="float">
            <text:p>1540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430784" calcext:value-type="float">
            <text:p>1644705430784</text:p>
          </table:table-cell>
          <table:table-cell office:value-type="float" office:value="15401" calcext:value-type="float">
            <text:p>1540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506189" calcext:value-type="float">
            <text:p>1644705506189</text:p>
          </table:table-cell>
          <table:table-cell office:value-type="float" office:value="15423" calcext:value-type="float">
            <text:p>1542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581615" calcext:value-type="float">
            <text:p>1644705581615</text:p>
          </table:table-cell>
          <table:table-cell office:value-type="float" office:value="16122" calcext:value-type="float">
            <text:p>1612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657740" calcext:value-type="float">
            <text:p>1644705657740</text:p>
          </table:table-cell>
          <table:table-cell office:value-type="float" office:value="15604" calcext:value-type="float">
            <text:p>1560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733349" calcext:value-type="float">
            <text:p>1644705733349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808722" calcext:value-type="float">
            <text:p>1644705808722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884170" calcext:value-type="float">
            <text:p>1644705884170</text:p>
          </table:table-cell>
          <table:table-cell office:value-type="float" office:value="15872" calcext:value-type="float">
            <text:p>1587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5960045" calcext:value-type="float">
            <text:p>1644705960045</text:p>
          </table:table-cell>
          <table:table-cell office:value-type="float" office:value="15529" calcext:value-type="float">
            <text:p>1552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035577" calcext:value-type="float">
            <text:p>1644706035577</text:p>
          </table:table-cell>
          <table:table-cell office:value-type="float" office:value="15396" calcext:value-type="float">
            <text:p>1539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110977" calcext:value-type="float">
            <text:p>1644706110977</text:p>
          </table:table-cell>
          <table:table-cell office:value-type="float" office:value="15469" calcext:value-type="float">
            <text:p>1546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186448" calcext:value-type="float">
            <text:p>1644706186448</text:p>
          </table:table-cell>
          <table:table-cell office:value-type="float" office:value="15922" calcext:value-type="float">
            <text:p>1592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262375" calcext:value-type="float">
            <text:p>1644706262375</text:p>
          </table:table-cell>
          <table:table-cell office:value-type="float" office:value="15338" calcext:value-type="float">
            <text:p>1533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337718" calcext:value-type="float">
            <text:p>1644706337718</text:p>
          </table:table-cell>
          <table:table-cell office:value-type="float" office:value="15568" calcext:value-type="float">
            <text:p>1556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413290" calcext:value-type="float">
            <text:p>1644706413290</text:p>
          </table:table-cell>
          <table:table-cell office:value-type="float" office:value="15565" calcext:value-type="float">
            <text:p>1556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488858" calcext:value-type="float">
            <text:p>1644706488858</text:p>
          </table:table-cell>
          <table:table-cell office:value-type="float" office:value="16047" calcext:value-type="float">
            <text:p>1604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564912" calcext:value-type="float">
            <text:p>1644706564912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640271" calcext:value-type="float">
            <text:p>1644706640271</text:p>
          </table:table-cell>
          <table:table-cell office:value-type="float" office:value="15545" calcext:value-type="float">
            <text:p>1554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715818" calcext:value-type="float">
            <text:p>1644706715818</text:p>
          </table:table-cell>
          <table:table-cell office:value-type="float" office:value="15561" calcext:value-type="float">
            <text:p>1556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791383" calcext:value-type="float">
            <text:p>1644706791383</text:p>
          </table:table-cell>
          <table:table-cell office:value-type="float" office:value="15853" calcext:value-type="float">
            <text:p>1585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867241" calcext:value-type="float">
            <text:p>1644706867241</text:p>
          </table:table-cell>
          <table:table-cell office:value-type="float" office:value="15325" calcext:value-type="float">
            <text:p>1532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6942570" calcext:value-type="float">
            <text:p>1644706942570</text:p>
          </table:table-cell>
          <table:table-cell office:value-type="float" office:value="15523" calcext:value-type="float">
            <text:p>1552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018097" calcext:value-type="float">
            <text:p>1644707018097</text:p>
          </table:table-cell>
          <table:table-cell office:value-type="float" office:value="16036" calcext:value-type="float">
            <text:p>1603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094137" calcext:value-type="float">
            <text:p>1644707094137</text:p>
          </table:table-cell>
          <table:table-cell office:value-type="float" office:value="15467" calcext:value-type="float">
            <text:p>154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169607" calcext:value-type="float">
            <text:p>1644707169607</text:p>
          </table:table-cell>
          <table:table-cell office:value-type="float" office:value="15384" calcext:value-type="float">
            <text:p>1538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244995" calcext:value-type="float">
            <text:p>1644707244995</text:p>
          </table:table-cell>
          <table:table-cell office:value-type="float" office:value="15387" calcext:value-type="float">
            <text:p>1538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320387" calcext:value-type="float">
            <text:p>1644707320387</text:p>
          </table:table-cell>
          <table:table-cell office:value-type="float" office:value="15940" calcext:value-type="float">
            <text:p>1594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396329" calcext:value-type="float">
            <text:p>164470739632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707471749" calcext:value-type="float">
            <text:p>1644707471749</text:p>
          </table:table-cell>
          <table:table-cell office:value-type="float" office:value="15477" calcext:value-type="float">
            <text:p>1547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8:25:28.666049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8:25:54.216264632</dc:date>
    <meta:editing-duration>PT2M3S</meta:editing-duration>
    <meta:editing-cycles>2</meta:editing-cycles>
    <meta:generator>LibreOffice/6.4.7.2$Linux_X86_64 LibreOffice_project/40$Build-2</meta:generator>
    <meta:document-statistic meta:table-count="1" meta:cell-count="4840" meta:object-count="0"/>
  </office:meta>
</office:document-meta>
</file>